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ngo miedo<text:line-break/>Que el silencio ahora sea con quien duermo<text:line-break/>Tengo miedo<text:line-break/>De que el tiempo se vuelva más lento</text:p>
      <text:p text:style-name="Standard">Si no estás, si te vas<text:line-break/>Dime quién calmará mi ansiedad<text:line-break/>Si me voy, si no estoy<text:line-break/>Juntaremos la luna y el sol</text:p>
      <text:p text:style-name="Standard">Llévate un cachito de mi corazón<text:line-break/>Tu camisa con mi olor<text:line-break/>Pa' que abrace todas las noches<text:line-break/>Llévate el recuerdo de esos días<text:line-break/>La playa y una villa<text:line-break/>Y lo que prometimos anoche</text:p>
      <text:p text:style-name="Standard">Llévate, llévate, llévate<text:line-break/>Ay, llévate las horas de pecado<text:line-break/>Llévate, llévate, llévate<text:line-break/>Ay, llévatelo todo, que lo nuestro es sagrado</text:p>
      <text:p text:style-name="Standard">Si te vas, si no estás<text:line-break/>No podré dejarte de pensar<text:line-break/>Y si me extrañas a mí, si me extrañas a mí<text:line-break/>Si me extrañas a mí, dame un call (¿Aló?)</text:p>
      <text:p text:style-name="Standard">Mami, dime "quiero" y volando me regreso<text:line-break/>Pa' un polvito tranqui', tirados en el suelo<text:line-break/>Y con el tanque a full vamos para el club<text:line-break/>Pedimos todas las botellas, las que quieras tú</text:p>
      <text:p text:style-name="Standard">Ay mami como Jackie Chan, le dimos la vuelta al plan<text:line-break/>Una pierna por aquí y otra pierna por allá (Allá)<text:line-break/>Mami como Jackie Chan, le dimos la vuelta al plan (Al plan)<text:line-break/>Una pierna por aquí (Aquí), otra pierna por allá (Allá)</text:p>
      <text:p text:style-name="Standard">Llévate un cachito de mi corazón<text:line-break/>Tu camisa con mi olor<text:line-break/>Pa' que abrace todas las noches<text:line-break/>Llévate el recuerdo de esos días<text:line-break/>La playa y una birra<text:line-break/>Y lo que prometimos anoche (Anoche, bebé)</text:p>
      <text:p text:style-name="Standard">Llévate, llévate, llévate<text:line-break/>Llévate todo pero quédate aquí a mi lado, bebé<text:line-break/>Llévate, llévate, llévate<text:line-break/>Ay, llévatelo todo, que lo nuestro es sagrado</text:p>
      <text:p text:style-name="Standard">Si no estás, si te vas<text:line-break/>Dime quién calmará mi ansiedad<text:line-break/>Si me voy, si no estoy<text:line-break/>Juntaremos la luna y el sol</text:p>
      <text:p text:style-name="Standard">Llévate un cachito de mi corazón<text:line-break/>Tu camisa con mi olor<text:line-break/>Pa' que te abrace todas las noches<text:line-break/>Llévate el recuerdo de esos días<text:line-break/>La playa y una birra<text:line-break/>Y lo que prometimos anoche, bebé</text:p>
      <text:p text:style-name="Standard">Llévate, llévate, llévate<text:line-break/>Llévate todo pero quédate aquí a mi lado, bebé<text:line-break/><text:soft-page-break/>Llévate, llévate, llévate<text:line-break/>Ay, llévatelo todo</text:p>
      <text:p text:style-name="Standard">Que lo nuestro es sagrado<text:line-break/>No te vayas bebé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3:15:33.785916761</meta:creation-date>
    <dc:date>2021-12-29T13:16:01.483003582</dc:date>
    <meta:editing-duration>PT28S</meta:editing-duration>
    <meta:editing-cycles>1</meta:editing-cycles>
    <meta:document-statistic meta:table-count="0" meta:image-count="0" meta:object-count="0" meta:page-count="2" meta:paragraph-count="13" meta:word-count="346" meta:character-count="1794" meta:non-whitespace-character-count="1461"/>
    <meta:generator>LibreOffice/6.4.7.2$Linux_X86_64 LibreOffice_project/40$Build-2</meta:generator>
  </office:meta>
</office:document-meta>
</file>